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07cm" fo:min-width="2.398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3.312cm"/>
    </style:style>
    <style:style style:name="gr4" style:family="graphic" style:parent-style-name="standard">
      <style:graphic-properties draw:marker-start="Arrow" draw:marker-start-width="0.3cm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1cm" fo:min-width="3.528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1cm" fo:min-width="3.6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07cm" fo:min-width="3.71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07cm" fo:min-width="4.16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07cm" fo:min-width="4.50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6cm" svg:y1="4cm" svg:x2="6cm" svg:y2="13.1cm">
          <text:p/>
        </draw:line>
        <draw:line draw:style-name="gr1" draw:text-style-name="P1" draw:layer="layout" svg:x1="12cm" svg:y1="4cm" svg:x2="12cm" svg:y2="13.1cm">
          <text:p/>
        </draw:line>
        <draw:frame draw:style-name="gr2" draw:text-style-name="P2" draw:layer="layout" svg:width="3.11cm" svg:height="1.657cm" svg:x="4.5cm" svg:y="2.3cm">
          <draw:text-box>
            <text:p>C++</text:p>
            <text:p>Sim-KNX</text:p>
          </draw:text-box>
        </draw:frame>
        <draw:frame draw:style-name="gr3" draw:text-style-name="P2" draw:layer="layout" svg:width="3.812cm" svg:height="0.954cm" svg:x="10.1cm" svg:y="3.046cm">
          <draw:text-box>
            <text:p>Webservice</text:p>
          </draw:text-box>
        </draw:frame>
        <draw:line draw:style-name="gr4" draw:text-style-name="P3" draw:layer="layout" svg:x1="6cm" svg:y1="5.9cm" svg:x2="12cm" svg:y2="5cm">
          <text:p text:style-name="P3">set 1 0</text:p>
        </draw:line>
        <draw:frame draw:style-name="gr5" draw:text-style-name="P2" draw:layer="layout" svg:width="4.028cm" svg:height="2.36cm" svg:x="1.572cm" svg:y="4.6cm">
          <draw:text-box>
            <text:p>Set object 1 </text:p>
            <text:p>to value 0 </text:p>
            <text:p>on bus</text:p>
          </draw:text-box>
        </draw:frame>
        <draw:line draw:style-name="gr4" draw:text-style-name="P3" draw:layer="layout" svg:x1="6cm" svg:y1="8cm" svg:x2="12cm" svg:y2="7cm">
          <text:p text:style-name="P3">get 1</text:p>
        </draw:line>
        <draw:frame draw:style-name="gr6" draw:text-style-name="P2" draw:layer="layout" svg:width="4.1cm" svg:height="2.36cm" svg:x="1.6cm" svg:y="7.6cm">
          <draw:text-box>
            <text:p>Get object 1 </text:p>
            <text:p>status </text:p>
            <text:p>from bus</text:p>
          </draw:text-box>
        </draw:frame>
        <draw:line draw:style-name="gr7" draw:text-style-name="P1" draw:layer="layout" svg:x1="6cm" svg:y1="8.9cm" svg:x2="12.1cm" svg:y2="10cm">
          <text:p text:style-name="P3">0</text:p>
        </draw:line>
        <draw:frame draw:style-name="gr8" draw:text-style-name="P2" draw:layer="layout" svg:width="4.21cm" svg:height="1.657cm" svg:x="12.79cm" svg:y="4.343cm">
          <draw:text-box>
            <text:p>Wants to set </text:p>
            <text:p>a value to 0</text:p>
          </draw:text-box>
        </draw:frame>
        <draw:frame draw:style-name="gr9" draw:text-style-name="P2" draw:layer="layout" svg:width="4.663cm" svg:height="1.657cm" svg:x="12.8cm" svg:y="6.3cm">
          <draw:text-box>
            <text:p>Wants to know</text:p>
            <text:p>a value</text:p>
          </draw:text-box>
        </draw:frame>
        <draw:frame draw:style-name="gr10" draw:text-style-name="P2" draw:layer="layout" svg:width="5.006cm" svg:height="1.657cm" svg:x="12.7cm" svg:y="9.3cm">
          <draw:text-box>
            <text:p>Receive the </text:p>
            <text:p>requested value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nl" fo:country="B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02T11:05:40.378043045</meta:creation-date>
    <dc:date>2017-05-02T11:31:48.209383430</dc:date>
    <meta:editing-duration>PT1M7S</meta:editing-duration>
    <meta:editing-cycles>2</meta:editing-cycles>
    <meta:generator>LibreOffice/5.3.2.2$Linux_X86_64 LibreOffice_project/30m0$Build-2</meta:generator>
    <meta:document-statistic meta:object-count="12"/>
  </office:meta>
</office:document-meta>
</file>